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Text_20_body">
      <style:text-properties officeooo:paragraph-rsid="0093d6b9"/>
    </style:style>
    <style:style style:name="P10" style:family="paragraph" style:parent-style-name="Text_20_body">
      <style:text-properties officeooo:paragraph-rsid="0094b42b"/>
    </style:style>
    <style:style style:name="P11" style:family="paragraph" style:parent-style-name="Text_20_body">
      <style:text-properties officeooo:rsid="0093d6b9" officeooo:paragraph-rsid="0094b42b"/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P13" style:family="paragraph" style:parent-style-name="Text_20_body">
      <style:text-properties officeooo:rsid="0093d6b9" officeooo:paragraph-rsid="009627d3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  <style:style style:name="T10" style:family="text">
      <style:text-properties officeooo:rsid="0093d6b9"/>
    </style:style>
    <style:style style:name="T11" style:family="text">
      <style:text-properties officeooo:rsid="0095c8c5"/>
    </style:style>
    <style:style style:name="T12" style:family="text">
      <style:text-properties officeooo:rsid="009627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3">1<text:span text:style-name="T12">8</text:span>.10.2019<text:span text:style-name="T11"> - Added chapter 7.1 Editors - 3D View - Tool Shelf.pdf</text:span></text:p>
      <text:p text:style-name="P13">1<text:span text:style-name="T11">6</text:span>.10.2019<text:span text:style-name="T11"> - Reordered the header menu chapters in the 3d view.</text:span></text:p>
      <text:p text:style-name="P11">15.10.2019 - Added chapter 7.2.8.15 Editors - 3D View - Header - Grease Pencil - Draw mode - Draw menu.pdf and 7.2.8.15 Editors - 3D View - Header - Grease Pencil - Weight Paint Mode - Weights Menu.pdf</text:p>
      <text:p text:style-name="P10"><text:span text:style-name="T10">13</text:span>.10.2019<text:span text:style-name="T10"> - Added chapter 7.2.14 Editors - 3D View - Header - Armature - <text:s/>Pose mode - Pose menu.pdf</text:span></text:p>
      <text:p text:style-name="P9">0<text:span text:style-name="T9">9</text:span>.10.2019 <text:span text:style-name="T8">- Added chapter 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4M52S</meta:editing-duration>
    <meta:editing-cycles>122</meta:editing-cycles>
    <meta:generator>LibreOffice/6.3.0.4$Windows_X86_64 LibreOffice_project/057fc023c990d676a43019934386b85b21a9ee99</meta:generator>
    <dc:date>2019-10-18T13:22:18.182000000</dc:date>
    <meta:document-statistic meta:table-count="1" meta:image-count="0" meta:object-count="0" meta:page-count="3" meta:paragraph-count="67" meta:word-count="983" meta:character-count="5487" meta:non-whitespace-character-count="4562"/>
    <meta:template xlink:type="simple" xlink:actuate="onRequest" xlink:title="standard1cm" xlink:href="../../../../AppData/Roaming/LibreOffice/4/user/template/standard1cm.ott" meta:date="2016-03-28T18:47:57.125000000"/>
  </office:meta>
</office:document-meta>
</file>